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6e875" officeooo:paragraph-rsid="0006e875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6e875" officeooo:paragraph-rsid="0006e875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8d126" officeooo:paragraph-rsid="0008d126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93fc0" officeooo:paragraph-rsid="00093fc0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ae59a" officeooo:paragraph-rsid="000ae59a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b7ac1" officeooo:paragraph-rsid="000b7ac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7ac1" officeooo:paragraph-rsid="000b7ac1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caf7c" officeooo:paragraph-rsid="000caf7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af7c" officeooo:paragraph-rsid="000caf7c" style:font-size-asian="10.5pt" style:font-weight-asian="normal" style:font-size-complex="12pt" style:font-weight-complex="normal"/>
    </style:style>
    <style:style style:name="T1" style:family="text">
      <style:text-properties fo:font-size="14pt" style:text-underline-style="solid" style:text-underline-width="auto" style:text-underline-color="font-color" fo:font-weight="bold" officeooo:rsid="000560e6" style:font-size-asian="14pt" style:font-weight-asian="bold" style:font-size-complex="14pt" style:font-weight-complex="bold"/>
    </style:style>
    <style:style style:name="T2" style:family="text">
      <style:text-properties officeooo:rsid="00093fc0"/>
    </style:style>
    <style:style style:name="T3" style:family="text">
      <style:text-properties officeooo:rsid="000ae59a"/>
    </style:style>
    <style:style style:name="T4" style:family="text">
      <style:text-properties officeooo:rsid="000b7a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<text:span text:style-name="T1">BIT MANIPULATION IN C</text:span></text:p>
      <text:p text:style-name="P2"/>
      <text:p text:style-name="P3"/>
      <text:list xml:id="list3796395617357938154" text:style-name="L1">
        <text:list-item>
          <text:p text:style-name="P4">In C programs, “n &amp; m” does the AND operation between binary rep’s of n and m.</text:p>
        </text:list-item>
      </text:list>
      <text:list xml:id="list3483465728550304293" text:style-name="L2">
        <text:list-item>
          <text:p text:style-name="P5">“n | m” does OR operation between binary rep’s of n ,m</text:p>
        </text:list-item>
        <text:list-item>
          <text:p text:style-name="P5">“n ^m” <text:s/>does EXOR operation between binary rep’s of n, m.</text:p>
        </text:list-item>
        <text:list-item>
          <text:p text:style-name="P5">“~n” means the 1’s complement of binary rep’s of n.</text:p>
        </text:list-item>
        <text:list-item>
          <text:p text:style-name="P5"><text:s text:c="2"/>“n <text:s/>&lt;&lt; <text:s/>i”, does the left shift of binary rep’s of integer n by ‘i’ bit positions. </text:p>
          <text:p text:style-name="P6">Left shift by ‘i’ positions is done by removing ‘i’ most significant bits of register, followed by shifting all remaining bits to left by ‘i’ positions, &amp; then filling up empty least significant bit in the rightmost positions by zero.</text:p>
        </text:list-item>
        <text:list-item>
          <text:p text:style-name="P6"><text:s text:c="2"/>“n <text:s/>&gt;&gt; <text:s/>i”, <text:s/>does the right shift of binary rep’s of integer n by ‘i’ bit positions. </text:p>
          <text:p text:style-name="P6">Right shift <text:span text:style-name="T2">by ‘i’ positions is done by removing ‘i’ <text:s/>most significant bits of register, followed by shifting all remaining bits to right by ‘i’ positions and thereafter filling vacant most significant bit positions by zero.</text:span></text:p>
        </text:list-item>
        <text:list-item>
          <text:p text:style-name="P7">In <text:span text:style-name="T3">C program, functions like printf, scanf, the format string decides how the data is interpreted.</text:span></text:p>
          <text:p text:style-name="P7">“%<text:span text:style-name="T3">d” treats data as signed decimal number.</text:span></text:p>
          <text:p text:style-name="P7">“%<text:span text:style-name="T3">u” treats data as unsigned decimal number</text:span></text:p>
          <text:p text:style-name="P7">“%<text:span text:style-name="T3">x” treats data as hexadecimal number</text:span></text:p>
          <text:p text:style-name="P7">“%<text:span text:style-name="T3">o” treats data as octal number</text:span></text:p>
          <text:p text:style-name="P8">However there are no format string to print binary numbers as such.</text:p>
        </text:list-item>
        <text:list-item>
          <text:p text:style-name="P8">The integer constants 1) decimal constants should not begin with 0, eg: 25, 12 etc.</text:p>
          <text:p text:style-name="P8"><text:s text:c="36"/>2) octal constants should begin with 0, eg: 012, 073, 07<text:span text:style-name="T4">7 etc.</text:span></text:p>
          <text:p text:style-name="P8"><text:s text:c="36"/><text:span text:style-name="T4">3) Hexadecimal constants should begin with 0x, eg: 0xF, 0xFF, <text:s/>0x3A</text:span></text:p>
        </text:list-item>
        <text:list-item>
          <text:p text:style-name="P9">“printf(“%d”, 011)” <text:s/>prints value 9(decimal, since %d is used as format string) because ‘011’ is interpreted as octal integer constant.</text:p>
          <text:p text:style-name="P9">“printf(“%o”, 9)” <text:s/>prints value 11(octal, since%o is used as format string) because ‘9’ is interpreted as decimal integer constant.</text:p>
        </text:list-item>
      </text:list>
      <text:p text:style-name="P10"/>
      <text:list xml:id="list174231259158225" text:continue-numbering="true" text:style-name="L2">
        <text:list-item>
          <text:p text:style-name="P9">Binary representation of a number when ANDed <text:s/>with 1 ( n &amp; 1) gives LSB of the binary rep of the number.</text:p>
        </text:list-item>
        <text:list-item>
          <text:p text:style-name="P11">To print out ‘i’th bit of binary rep of a number:- right shift the number by i bit positions , AND with 1 </text:p>
          <text:p text:style-name="P11">ie, <text:s text:c="5"/>n = n &gt;&gt; i;</text:p>
          <text:p text:style-name="P11"><text:s text:c="10"/>n = n <text:s/>&amp; <text:s/>1; <text:s text:c="2"/></text:p>
        </text:list-item>
        <text:list-item>
          <text:p text:style-name="P11">To set ‘i’th bit of binary of a number to 1 :- left shift 1 by ‘i’ bit positions, OR with obtained bit pattern.</text:p>
          <text:p text:style-name="P11">Ie, <text:s text:c="5"/>p <text:s/>= <text:s/>1 &lt;&lt; i;</text:p>
          <text:p text:style-name="P11"><text:s text:c="10"/>n <text:s/>= <text:s text:c="2"/>n <text:s/>&amp; p;</text:p>
        </text:list-item>
      </text:list>
      <text:p text:style-name="P12"/>
      <text:list xml:id="list174231258065185" text:continue-numbering="true" text:style-name="L2">
        <text:list-item>
          <text:p text:style-name="P11">To set ‘i’th bit of binary of a number to 0 :- <text:s/>left shift 1 by ‘i’ bit positions, 1’S COMPLEMENT <text:s/>the obtained pattern, AND it to binary representation of number</text:p>
          <text:p text:style-name="P11">ie <text:s text:c="6"/>p = 1 &lt;&lt; i;</text:p>
          <text:p text:style-name="P11"><text:s text:c="10"/>p = ~p;</text:p>
          <text:p text:style-name="P11"><text:s text:c="10"/>n = <text:s/>n &amp; p;</text:p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6:17:36.355669940</meta:creation-date>
    <dc:date>2016-11-20T17:42:29.356254033</dc:date>
    <meta:editing-duration>PT1S</meta:editing-duration>
    <meta:editing-cycles>1</meta:editing-cycles>
    <meta:document-statistic meta:table-count="0" meta:image-count="0" meta:object-count="0" meta:page-count="1" meta:paragraph-count="32" meta:word-count="462" meta:character-count="2427" meta:non-whitespace-character-count="1864"/>
    <meta:generator>LibreOffice/5.1.4.2$Linux_X86_64 LibreOffice_project/10m0$Build-2</meta:generator>
  </office:meta>
</office:document-meta>
</file>